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" svg:font-family="'Courier New', Courier, monospace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Courier New" fo:font-size="10.5pt" fo:letter-spacing="normal" fo:font-style="normal" fo:font-weight="normal"/>
    </style:style>
    <style:style style:name="P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Courier New" fo:font-size="10.5pt" fo:letter-spacing="normal" fo:font-style="normal" fo:font-weight="normal" officeooo:rsid="001662fe" officeooo:paragraph-rsid="001662fe"/>
    </style:style>
    <style:style style:name="P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Courier New" fo:font-size="10.5pt" fo:letter-spacing="normal" fo:font-style="normal" fo:font-weight="normal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fo:letter-spacing="normal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</style:style>
    <style:style style:name="P7" style:family="paragraph" style:parent-style-name="Standard">
      <style:text-properties officeooo:rsid="001662fe" officeooo:paragraph-rsid="001662fe"/>
    </style:style>
    <style:style style:name="T1" style:family="text">
      <style:text-properties style:font-name="Courier New" fo:font-size="10.5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DEX.HTML</text:p>
      <text:p text:style-name="P1"/>
      <text:p text:style-name="P1">&lt;!DOCTYPE html&gt;</text:p>
      <text:p text:style-name="P4">&lt;html lang="en"&gt;</text:p>
      <text:p text:style-name="P4">&lt;head&gt;</text:p>
      <text:p text:style-name="P5"><text:s text:c="4"/><text:span text:style-name="T1">&lt;meta charset="UTF-8"&gt;</text:span></text:p>
      <text:p text:style-name="P5"><text:s text:c="4"/><text:span text:style-name="T1">&lt;meta http-equiv="X-UA-Compatible" content="IE=edge"&gt;</text:span></text:p>
      <text:p text:style-name="P5"><text:s text:c="4"/><text:span text:style-name="T1">&lt;meta name="viewport" content="width=device-width, initial-scale=1.0"&gt;</text:span></text:p>
      <text:p text:style-name="P5"><text:s text:c="4"/><text:span text:style-name="T1">&lt;title&gt;Paulo Victor&lt;/title&gt;</text:span></text:p>
      <text:p text:style-name="P5"><text:s text:c="4"/><text:span text:style-name="T1">&lt;link rel="stylesheet" href="./styles.css"&gt;</text:span></text:p>
      <text:p text:style-name="P4">&lt;/head&gt;</text:p>
      <text:p text:style-name="P4">&lt;body&gt;</text:p>
      <text:p text:style-name="P5"><text:s text:c="4"/><text:span text:style-name="T1">&lt;div class="hero-container"&gt;</text:span></text:p>
      <text:p text:style-name="P5"><text:s text:c="8"/><text:span text:style-name="T1">&lt;header&gt;</text:span></text:p>
      <text:p text:style-name="P5"><text:s text:c="12"/><text:span text:style-name="T1">&lt;nav&gt;</text:span></text:p>
      <text:p text:style-name="P5"><text:s text:c="16"/><text:span text:style-name="T1">&lt;ul&gt;</text:span></text:p>
      <text:p text:style-name="P5"><text:s text:c="20"/><text:span text:style-name="T1">&lt;li&gt;Home&lt;/li&gt;</text:span></text:p>
      <text:p text:style-name="P5"><text:s text:c="20"/><text:span text:style-name="T1">&lt;li&gt;Projetos&lt;/li&gt;</text:span></text:p>
      <text:p text:style-name="P5"><text:s text:c="20"/><text:span text:style-name="T1">&lt;li&gt;Tecnologias&lt;/li&gt;</text:span></text:p>
      <text:p text:style-name="P5"><text:s text:c="20"/><text:span text:style-name="T1">&lt;li&gt;Contato&lt;/li&gt;</text:span></text:p>
      <text:p text:style-name="P5"><text:s text:c="16"/><text:span text:style-name="T1">&lt;/ul&gt;</text:span></text:p>
      <text:p text:style-name="P5"><text:s text:c="12"/><text:span text:style-name="T1">&lt;/nav&gt;</text:span></text:p>
      <text:p text:style-name="P5"><text:s text:c="8"/><text:span text:style-name="T1">&lt;/header&gt;</text:span></text:p>
      <text:p text:style-name="P5"><text:s text:c="8"/><text:span text:style-name="T1">&lt;h1&gt;Procurando um desenvolvedor FullStack?&lt;/h1&gt;</text:span></text:p>
      <text:p text:style-name="P5"><text:s text:c="8"/><text:span text:style-name="T1">&lt;svg class="arrows"&gt;</text:span></text:p>
      <text:p text:style-name="P5"><text:s text:c="12"/><text:span text:style-name="T1">&lt;path class="a1" d="M0 0 L30 32 L60 0"&gt;&lt;/path&gt;</text:span></text:p>
      <text:p text:style-name="P5"><text:s text:c="12"/><text:span text:style-name="T1">&lt;path class="a2" d="M0 20 L30 52 L60 20"&gt;&lt;/path&gt;</text:span></text:p>
      <text:p text:style-name="P5"><text:s text:c="12"/><text:span text:style-name="T1">&lt;path class="a3" d="M0 40 L30 72 L60 40"&gt;&lt;/path&gt;</text:span></text:p>
      <text:p text:style-name="P5"><text:s text:c="8"/><text:span text:style-name="T1">&lt;/svg&gt;</text:span></text:p>
      <text:p text:style-name="P5"><text:s text:c="4"/><text:span text:style-name="T1">&lt;/div&gt;</text:span></text:p>
      <text:p text:style-name="P5"><text:s text:c="4"/><text:span text:style-name="T1">&lt;div class="content-container"&gt;</text:span></text:p>
      <text:p text:style-name="P5"><text:s text:c="8"/><text:span text:style-name="T1">&lt;div class="profile-container"&gt;</text:span></text:p>
      <text:p text:style-name="P5"><text:s text:c="12"/><text:span text:style-name="T1">&lt;div class="profile-content"&gt;</text:span></text:p>
      <text:p text:style-name="P5"><text:s text:c="16"/><text:span text:style-name="T1">&lt;div class="profile-card"&gt;</text:span></text:p>
      <text:p text:style-name="P5"><text:s text:c="20"/><text:span text:style-name="T1">&lt;img class="profile-image" src="./WhatsApp Image 2022-11-14 at 16.38.15.jpeg" /&gt;</text:span></text:p>
      <text:p text:style-name="P5"><text:s text:c="20"/><text:span text:style-name="T1">&lt;span class="name-text"&gt;Paulo Borges&lt;/span&gt;</text:span></text:p>
      <text:p text:style-name="P5"><text:s text:c="20"/><text:span text:style-name="T1">&lt;span class="profile-text"&gt;</text:span></text:p>
      <text:p text:style-name="P5"><text:s text:c="24"/><text:span text:style-name="T1">Foco, disciplica e consistência.</text:span></text:p>
      <text:p text:style-name="P5"><text:s text:c="24"/><text:span text:style-name="T1">Vamos revolucionar o mercado de tecnologia juntos?</text:span></text:p>
      <text:p text:style-name="P5"><text:s text:c="20"/><text:span text:style-name="T1">&lt;/span&gt;</text:span></text:p>
      <text:p text:style-name="P5"><text:s text:c="20"/><text:span text:style-name="T1">&lt;a href="https://www.instagram.com/pauloborges.tech/" target="_blank"&gt;</text:span></text:p>
      <text:p text:style-name="P5"><text:s text:c="24"/><text:span text:style-name="T1">&lt;button class="profile-button"&gt;</text:span></text:p>
      <text:p text:style-name="P5"><text:s text:c="28"/><text:span text:style-name="T1">Conhecer insta!</text:span></text:p>
      <text:p text:style-name="P5"><text:s text:c="24"/><text:span text:style-name="T1">&lt;/button&gt;</text:span></text:p>
      <text:p text:style-name="P5"><text:s text:c="20"/><text:span text:style-name="T1">&lt;/a&gt;</text:span></text:p>
      <text:p text:style-name="P5"><text:s text:c="20"/><text:span text:style-name="T1">&lt;div class="divider"&gt;&lt;/div&gt;</text:span></text:p>
      <text:p text:style-name="P5"><text:s text:c="20"/><text:span text:style-name="T1">&lt;div class="icons-container"&gt;</text:span></text:p>
      <text:p text:style-name="P5"><text:s text:c="24"/><text:span text:style-name="T1">&lt;img class="icon-item" src="./js.png" /&gt;</text:span></text:p>
      <text:p text:style-name="P5"><text:s text:c="24"/><text:span text:style-name="T1">&lt;img class="icon-item" src="./node.png" <text:s/>/&gt;</text:span></text:p>
      <text:p text:style-name="P5"><text:s text:c="24"/><text:span text:style-name="T1">&lt;img class="icon-item" src="./react.png" /&gt;</text:span></text:p>
      <text:p text:style-name="P5"><text:s text:c="20"/><text:span text:style-name="T1">&lt;/div&gt;</text:span></text:p>
      <text:p text:style-name="P5"><text:s text:c="16"/><text:span text:style-name="T1">&lt;/div&gt;</text:span></text:p>
      <text:p text:style-name="P5"><text:s text:c="12"/><text:span text:style-name="T1">&lt;/div&gt;</text:span></text:p>
      <text:p text:style-name="P6"/>
      <text:p text:style-name="P5"><text:s text:c="12"/><text:span text:style-name="T1">&lt;p class="profile-sinopse"&gt;</text:span></text:p>
      <text:p text:style-name="P5"><text:s text:c="16"/><text:span text:style-name="T1">Oficial R2 do exército brasileiro, sempre engajado na transformação e evolução tecnológica. </text:span></text:p>
      <text:p text:style-name="P5"><text:s text:c="16"/><text:span text:style-name="T1">Atuo focado no ecossistema Javascript com React, React-native e Node.Tendo participado do desenvolvimento</text:span></text:p>
      <text:p text:style-name="P5"><text:soft-page-break/><text:s text:c="16"/><text:span text:style-name="T1">de diversas aplicações Web e Mobile, com alta relevância no mercado, como um aplicativo Mobile em React-Native </text:span></text:p>
      <text:p text:style-name="P5"><text:s text:c="16"/><text:span text:style-name="T1">para uma grande agência de turismo e viagens corporativas, a aplicação tem o objetivo de facilitar a visualização, </text:span></text:p>
      <text:p text:style-name="P5"><text:s text:c="16"/><text:span text:style-name="T1">filtragem e envio dos dados necessários, sendo o cliente corporativo ou não, outro aplicativo desenvolvido com React-native </text:span></text:p>
      <text:p text:style-name="P5"><text:s text:c="16"/><text:span text:style-name="T1">é o 'appqd', um aplicativo para praticantes de paraquedismo que faz o controle e recebe o feedback de saltos de inúmeras categorias, </text:span></text:p>
      <text:p text:style-name="P5"><text:s text:c="16"/><text:span text:style-name="T1">além de lidar com dados meteorológicos do local escolhido em todo o Brasil ,para uma melhor experiência do usuário. Disponível na AppStore e PlayStore.</text:span></text:p>
      <text:p text:style-name="P5"><text:s text:c="16"/><text:span text:style-name="T1">Em relação ao supracitado, um desafio no ambiente web que encarei foi na participação da refatoração de uma interface da plataforma mapa inversiones, </text:span></text:p>
      <text:p text:style-name="P5"><text:s text:c="16"/><text:span text:style-name="T1">do governo da Colômbia, onde são demonstradas diversas páginas contendo elementos como gráficos,relatórios, infográficos, documentos e dados abertos </text:span></text:p>
      <text:p text:style-name="P5"><text:s text:c="16"/><text:span text:style-name="T1">relacionados ao investimento público do governo colombiano.</text:span></text:p>
      <text:p text:style-name="P5"><text:s text:c="12"/><text:span text:style-name="T1">&lt;/p&gt;</text:span></text:p>
      <text:p text:style-name="P5"><text:s text:c="8"/><text:span text:style-name="T1">&lt;/div&gt;</text:span></text:p>
      <text:p text:style-name="P5"><text:s text:c="4"/><text:span text:style-name="T1">&lt;/div&gt;</text:span></text:p>
      <text:p text:style-name="P6"/>
      <text:p text:style-name="P5"><text:s text:c="4"/><text:span text:style-name="T1">&lt;div class="content-container"&gt;</text:span></text:p>
      <text:p text:style-name="P5"><text:s text:c="8"/><text:span text:style-name="T1">&lt;div class="project-container"&gt;</text:span></text:p>
      <text:p text:style-name="P5"><text:s text:c="12"/><text:span text:style-name="T1">&lt;div class="project-content"&gt;</text:span></text:p>
      <text:p text:style-name="P5"><text:s text:c="16"/></text:p>
      <text:p text:style-name="P5"><text:s text:c="16"/><text:span text:style-name="T1">&lt;div class="position-container right"&gt;</text:span></text:p>
      <text:p text:style-name="P5"><text:s text:c="20"/><text:span text:style-name="T1">&lt;div class="project-card"&gt;</text:span></text:p>
      <text:p text:style-name="P5"><text:s text:c="24"/><text:span text:style-name="T1">&lt;image class="project-image" src="./batmanimage.jpeg" /&gt;</text:span></text:p>
      <text:p text:style-name="P5"><text:s text:c="24"/><text:span text:style-name="T1">&lt;p class="project-text"&gt;</text:span></text:p>
      <text:p text:style-name="P5"><text:s text:c="28"/><text:span text:style-name="T1">Lorem Ipsum is simply dummy text of the printing and typesetting industry. </text:span></text:p>
      <text:p text:style-name="P5"><text:s text:c="28"/><text:span text:style-name="T1">Lorem Ipsum has been the industry's standard dummy text ever since the 1500s, </text:span></text:p>
      <text:p text:style-name="P5"><text:s text:c="28"/><text:span text:style-name="T1">when an unknown printer took a galley of type and scrambled it to make a type specimen </text:span></text:p>
      <text:p text:style-name="P5"><text:s text:c="28"/><text:span text:style-name="T1">book. It has survived not only five centuries, but also the leap into electronic typesetting, </text:span></text:p>
      <text:p text:style-name="P5"><text:s text:c="28"/><text:span text:style-name="T1">remaining essentially unchanged. It was popularised in the 1960s with the release of Letraset sheets</text:span></text:p>
      <text:p text:style-name="P5"><text:s text:c="24"/><text:span text:style-name="T1">&lt;/p&gt;</text:span></text:p>
      <text:p text:style-name="P5"><text:s text:c="20"/><text:span text:style-name="T1">&lt;/div&gt;</text:span></text:p>
      <text:p text:style-name="P5"><text:s text:c="16"/><text:span text:style-name="T1">&lt;/div&gt;</text:span></text:p>
      <text:p text:style-name="P6"/>
      <text:p text:style-name="P5"><text:s text:c="16"/><text:span text:style-name="T1">&lt;div class="position-container left"&gt;</text:span></text:p>
      <text:p text:style-name="P5"><text:s text:c="20"/><text:span text:style-name="T1">&lt;div class="project-card card-reverse"&gt;</text:span></text:p>
      <text:p text:style-name="P5"><text:s text:c="24"/><text:span text:style-name="T1">&lt;image class="project-image image-reverse" src="./YTIMAGE.jpeg" /&gt;</text:span></text:p>
      <text:p text:style-name="P5"><text:s text:c="24"/><text:span text:style-name="T1">&lt;p class="project-text"&gt;</text:span></text:p>
      <text:p text:style-name="P5"><text:s text:c="28"/><text:span text:style-name="T1">Lorem Ipsum is simply dummy text of the printing and typesetting industry. </text:span></text:p>
      <text:p text:style-name="P5"><text:s text:c="28"/><text:span text:style-name="T1">Lorem Ipsum has been the industry's standard dummy text ever since the 1500s, </text:span></text:p>
      <text:p text:style-name="P5"><text:s text:c="28"/><text:span text:style-name="T1">when an unknown printer took a galley of type and scrambled it to make a type specimen </text:span></text:p>
      <text:p text:style-name="P5"><text:s text:c="28"/><text:span text:style-name="T1">book. It has survived not only five centuries, but also the leap into electronic typesetting, </text:span></text:p>
      <text:p text:style-name="P5"><text:s text:c="28"/><text:span text:style-name="T1">remaining essentially unchanged. It was popularised in the 1960s with the release of Letraset sheets</text:span></text:p>
      <text:p text:style-name="P5"><text:s text:c="24"/><text:span text:style-name="T1">&lt;/p&gt;</text:span></text:p>
      <text:p text:style-name="P5"><text:soft-page-break/><text:s text:c="20"/><text:span text:style-name="T1">&lt;/div&gt;</text:span></text:p>
      <text:p text:style-name="P5"><text:s text:c="16"/><text:span text:style-name="T1">&lt;/div&gt;</text:span></text:p>
      <text:p text:style-name="P6"/>
      <text:p text:style-name="P5"><text:s text:c="16"/><text:span text:style-name="T1">&lt;div class="position-container right"&gt;</text:span></text:p>
      <text:p text:style-name="P5"><text:s text:c="20"/><text:span text:style-name="T1">&lt;div class="project-card"&gt;</text:span></text:p>
      <text:p text:style-name="P5"><text:s text:c="24"/><text:span text:style-name="T1">&lt;image class="project-image" src="./wppimage.jpeg" /&gt;</text:span></text:p>
      <text:p text:style-name="P5"><text:s text:c="24"/><text:span text:style-name="T1">&lt;p class="project-text"&gt;</text:span></text:p>
      <text:p text:style-name="P5"><text:s text:c="28"/><text:span text:style-name="T1">Lorem Ipsum is simply dummy text of the printing and typesetting industry. </text:span></text:p>
      <text:p text:style-name="P5"><text:s text:c="28"/><text:span text:style-name="T1">Lorem Ipsum has been the industry's standard dummy text ever since the 1500s, </text:span></text:p>
      <text:p text:style-name="P5"><text:s text:c="28"/><text:span text:style-name="T1">when an unknown printer took a galley of type and scrambled it to make a type specimen </text:span></text:p>
      <text:p text:style-name="P5"><text:s text:c="28"/><text:span text:style-name="T1">book. It has survived not only five centuries, but also the leap into electronic typesetting, </text:span></text:p>
      <text:p text:style-name="P5"><text:s text:c="28"/><text:span text:style-name="T1">remaining essentially unchanged. It was popularised in the 1960s with the release of Letraset sheets</text:span></text:p>
      <text:p text:style-name="P5"><text:s text:c="24"/><text:span text:style-name="T1">&lt;/p&gt;</text:span></text:p>
      <text:p text:style-name="P5"><text:s text:c="20"/><text:span text:style-name="T1">&lt;/div&gt;</text:span></text:p>
      <text:p text:style-name="P5"><text:s text:c="16"/><text:span text:style-name="T1">&lt;/div&gt;</text:span></text:p>
      <text:p text:style-name="P6"/>
      <text:p text:style-name="P5"><text:s text:c="12"/><text:span text:style-name="T1">&lt;/div&gt;</text:span></text:p>
      <text:p text:style-name="P5"><text:s text:c="8"/><text:span text:style-name="T1">&lt;/div&gt;</text:span></text:p>
      <text:p text:style-name="P5"><text:s text:c="4"/><text:span text:style-name="T1">&lt;/div&gt;</text:span></text:p>
      <text:p text:style-name="P6"/>
      <text:p text:style-name="P6"/>
      <text:p text:style-name="P6"/>
      <text:p text:style-name="P6"/>
      <text:p text:style-name="P4">&lt;/body&gt;</text:p>
      <text:p text:style-name="P4">&lt;/html&gt;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STYLE.CSS</text:p>
      <text:p text:style-name="Standard"/>
      <text:p text:style-name="P1">@import url('https://fonts.googleapis.com/css2?family=Oswald&amp;display=swap');</text:p>
      <text:p text:style-name="P6"/>
      <text:p text:style-name="P4">* {</text:p>
      <text:p text:style-name="P5"><text:s text:c="4"/><text:span text:style-name="T1">margin: 0;</text:span></text:p>
      <text:p text:style-name="P4">}</text:p>
      <text:p text:style-name="P6"/>
      <text:p text:style-name="P4">.hero-container {</text:p>
      <text:p text:style-name="P5"><text:s text:c="4"/><text:span text:style-name="T1">height: 100vh;</text:span></text:p>
      <text:p text:style-name="P5"><text:s text:c="4"/><text:span text:style-name="T1">display: flex;</text:span></text:p>
      <text:p text:style-name="P5"><text:s text:c="4"/><text:span text:style-name="T1">flex-direction: column;</text:span></text:p>
      <text:p text:style-name="P5"><text:s text:c="4"/><text:span text:style-name="T1">align-items: center;</text:span></text:p>
      <text:p text:style-name="P5"><text:s text:c="4"/><text:span text:style-name="T1">justify-content: space-between;</text:span></text:p>
      <text:p text:style-name="P5"><text:s text:c="4"/><text:span text:style-name="T1">background-image: url('./nubelson-fernandes-iE71-TMrrkE-unsplash\ \(1\).jpg');</text:span></text:p>
      <text:p text:style-name="P5"><text:s text:c="4"/><text:span text:style-name="T1">background-attachment: fixed;</text:span></text:p>
      <text:p text:style-name="P5"><text:s text:c="4"/><text:span text:style-name="T1">background-position: center;</text:span></text:p>
      <text:p text:style-name="P5"><text:s text:c="4"/><text:span text:style-name="T1">background-repeat: no-repeat;</text:span></text:p>
      <text:p text:style-name="P5"><text:s text:c="4"/><text:span text:style-name="T1">background-size: cover;</text:span></text:p>
      <text:p text:style-name="P5"><text:s text:c="4"/><text:span text:style-name="T1">padding-top: 10px;</text:span></text:p>
      <text:p text:style-name="P4">}</text:p>
      <text:p text:style-name="P6"/>
      <text:p text:style-name="P4">h1 {</text:p>
      <text:p text:style-name="P5"><text:s text:c="4"/><text:span text:style-name="T1">font-family: 'Oswald', sans-serif;</text:span></text:p>
      <text:p text:style-name="P5"><text:s text:c="4"/><text:span text:style-name="T1">color: #fff;</text:span></text:p>
      <text:p text:style-name="P5"><text:s text:c="4"/><text:span text:style-name="T1">font-size: 60px;</text:span></text:p>
      <text:p text:style-name="P4">}</text:p>
      <text:p text:style-name="P6"/>
      <text:p text:style-name="P4">nav {</text:p>
      <text:p text:style-name="P5"><text:s text:c="4"/><text:span text:style-name="T1">width: 50%;</text:span></text:p>
      <text:p text:style-name="P4">}</text:p>
      <text:p text:style-name="P6"/>
      <text:p text:style-name="P4">ul {</text:p>
      <text:p text:style-name="P5"><text:s text:c="4"/><text:span text:style-name="T1">display: flex;</text:span></text:p>
      <text:p text:style-name="P5"><text:s text:c="4"/><text:span text:style-name="T1">justify-content: space-between;</text:span></text:p>
      <text:p text:style-name="P5"><text:s text:c="4"/><text:span text:style-name="T1">list-style: none;</text:span></text:p>
      <text:p text:style-name="P5"><text:s text:c="4"/><text:span text:style-name="T1">width: 700px;</text:span></text:p>
      <text:p text:style-name="P4">}</text:p>
      <text:p text:style-name="P6"/>
      <text:p text:style-name="P4">li {</text:p>
      <text:p text:style-name="P5"><text:s text:c="4"/><text:span text:style-name="T1">font-family: 'Oswald', sans-serif;</text:span></text:p>
      <text:p text:style-name="P5"><text:s text:c="4"/><text:span text:style-name="T1">font-size: 21px;</text:span></text:p>
      <text:p text:style-name="P5"><text:s text:c="4"/><text:span text:style-name="T1">color: #fff;</text:span></text:p>
      <text:p text:style-name="P5"><text:s text:c="4"/><text:span text:style-name="T1">cursor: pointer;</text:span></text:p>
      <text:p text:style-name="P4">}</text:p>
      <text:p text:style-name="P6"/>
      <text:p text:style-name="P4">li:hover {</text:p>
      <text:p text:style-name="P5"><text:s text:c="4"/><text:span text:style-name="T1">color: #D870DB;</text:span></text:p>
      <text:p text:style-name="P4">}</text:p>
      <text:p text:style-name="P6"/>
      <text:p text:style-name="P4">.arrows {</text:p>
      <text:p text:style-name="P5"><text:s text:c="4"/><text:span text:style-name="T1">width: 60px;</text:span></text:p>
      <text:p text:style-name="P5"><text:s text:c="4"/><text:span text:style-name="T1">height: 172px;</text:span></text:p>
      <text:p text:style-name="P5"><text:s text:c="4"/><text:span text:style-name="T1">bottom: 20px;</text:span></text:p>
      <text:p text:style-name="P4">}</text:p>
      <text:p text:style-name="P6"/>
      <text:p text:style-name="P4">.arrows path {</text:p>
      <text:p text:style-name="P5"><text:s text:c="4"/><text:span text:style-name="T1">stroke: #fff;</text:span></text:p>
      <text:p text:style-name="P5"><text:s text:c="4"/><text:span text:style-name="T1">fill: transparent;</text:span></text:p>
      <text:p text:style-name="P5"><text:s text:c="4"/><text:span text:style-name="T1">stroke-width: 1px;</text:span></text:p>
      <text:p text:style-name="P5"><text:soft-page-break/><text:s text:c="4"/><text:span text:style-name="T1">animation: arrow 2s infinite;</text:span></text:p>
      <text:p text:style-name="P5"><text:s text:c="4"/><text:span text:style-name="T1">-webkit-animation: arrow 2s infinite;</text:span></text:p>
      <text:p text:style-name="P4">}</text:p>
      <text:p text:style-name="P6"/>
      <text:p text:style-name="P4">@keyframes arrow</text:p>
      <text:p text:style-name="P4">{</text:p>
      <text:p text:style-name="P4">0% {opacity:0}</text:p>
      <text:p text:style-name="P4">40% {opacity:1}</text:p>
      <text:p text:style-name="P4">80% {opacity:0}</text:p>
      <text:p text:style-name="P4">100% {opacity:0}</text:p>
      <text:p text:style-name="P4">}</text:p>
      <text:p text:style-name="P6"/>
      <text:p text:style-name="P4">@-webkit-keyframes arrow</text:p>
      <text:p text:style-name="P4">{</text:p>
      <text:p text:style-name="P4">0% {opacity:0}</text:p>
      <text:p text:style-name="P4">40% {opacity:1}</text:p>
      <text:p text:style-name="P4">80% {opacity:0}</text:p>
      <text:p text:style-name="P4">100% {opacity:0}</text:p>
      <text:p text:style-name="P4">}</text:p>
      <text:p text:style-name="P6"/>
      <text:p text:style-name="P4">.arrows path.a1 {</text:p>
      <text:p text:style-name="P5"><text:s text:c="4"/><text:span text:style-name="T1">animation-delay: <text:s/>-1s;</text:span></text:p>
      <text:p text:style-name="P5"><text:s text:c="4"/><text:span text:style-name="T1">-webkit-animation-delay: <text:s/>-1s;</text:span></text:p>
      <text:p text:style-name="P4">}</text:p>
      <text:p text:style-name="P6"/>
      <text:p text:style-name="P4">.arrows path.a2 {</text:p>
      <text:p text:style-name="P5"><text:s text:c="4"/><text:span text:style-name="T1">animation-delay: <text:s/>-0.5s;</text:span></text:p>
      <text:p text:style-name="P5"><text:s text:c="4"/><text:span text:style-name="T1">-webkit-animation-delay: <text:s/>-0.5s;</text:span></text:p>
      <text:p text:style-name="P4">}</text:p>
      <text:p text:style-name="P6"/>
      <text:p text:style-name="P4">.arrows path.a3 {</text:p>
      <text:p text:style-name="P5"><text:s text:c="4"/><text:span text:style-name="T1">animation-delay: <text:s/>0s;</text:span></text:p>
      <text:p text:style-name="P5"><text:s text:c="4"/><text:span text:style-name="T1">-webkit-animation-delay: <text:s/>0s;</text:span></text:p>
      <text:p text:style-name="P4">}</text:p>
      <text:p text:style-name="P6"/>
      <text:p text:style-name="P4">.content-container {</text:p>
      <text:p text:style-name="P5"><text:s text:c="4"/><text:span text:style-name="T1">height: 100vh;</text:span></text:p>
      <text:p text:style-name="P5"><text:s text:c="4"/><text:span text:style-name="T1">background-color: #333;</text:span></text:p>
      <text:p text:style-name="P4">}</text:p>
      <text:p text:style-name="P6"/>
      <text:p text:style-name="P4">.profile-container {</text:p>
      <text:p text:style-name="P5"><text:s text:c="4"/><text:span text:style-name="T1">color: #333;</text:span></text:p>
      <text:p text:style-name="P5"><text:s text:c="4"/><text:span text:style-name="T1">height: 100%;</text:span></text:p>
      <text:p text:style-name="P5"><text:s text:c="4"/><text:span text:style-name="T1">display: flex;</text:span></text:p>
      <text:p text:style-name="P5"><text:s text:c="4"/><text:span text:style-name="T1">align-items: center;</text:span></text:p>
      <text:p text:style-name="P5"><text:s text:c="4"/><text:span text:style-name="T1">justify-content: center;</text:span></text:p>
      <text:p text:style-name="P5"><text:s text:c="4"/><text:span text:style-name="T1">background-image: url('./akin-cakiner-xKBmqz66gEs-unsplash.jpg');</text:span></text:p>
      <text:p text:style-name="P5"><text:s text:c="4"/><text:span text:style-name="T1">background-attachment: fixed;</text:span></text:p>
      <text:p text:style-name="P5"><text:s text:c="4"/><text:span text:style-name="T1">background-position: center;</text:span></text:p>
      <text:p text:style-name="P5"><text:s text:c="4"/><text:span text:style-name="T1">background-repeat: no-repeat;</text:span></text:p>
      <text:p text:style-name="P5"><text:s text:c="4"/><text:span text:style-name="T1">background-size: cover;</text:span></text:p>
      <text:p text:style-name="P4">}</text:p>
      <text:p text:style-name="P6"/>
      <text:p text:style-name="P4">.profile-content {</text:p>
      <text:p text:style-name="P5"><text:s text:c="4"/><text:span text:style-name="T1">width: 30%;</text:span></text:p>
      <text:p text:style-name="P4">}</text:p>
      <text:p text:style-name="P6"/>
      <text:p text:style-name="P4">.profile-card {</text:p>
      <text:p text:style-name="P5"><text:s text:c="4"/><text:span text:style-name="T1">display: flex;</text:span></text:p>
      <text:p text:style-name="P5"><text:s text:c="4"/><text:span text:style-name="T1">flex-direction: column;</text:span></text:p>
      <text:p text:style-name="P5"><text:s text:c="4"/><text:span text:style-name="T1">align-items: center;</text:span></text:p>
      <text:p text:style-name="P5"><text:soft-page-break/><text:s text:c="4"/><text:span text:style-name="T1">width: 350px;</text:span></text:p>
      <text:p text:style-name="P5"><text:s text:c="4"/><text:span text:style-name="T1">background: #fff;</text:span></text:p>
      <text:p text:style-name="P5"><text:s text:c="4"/><text:span text:style-name="T1">padding: 30px;</text:span></text:p>
      <text:p text:style-name="P5"><text:s text:c="4"/><text:span text:style-name="T1">border-radius: 8px;</text:span></text:p>
      <text:p text:style-name="P4">}</text:p>
      <text:p text:style-name="P6"/>
      <text:p text:style-name="P4">.profile-image {</text:p>
      <text:p text:style-name="P5"><text:s text:c="4"/><text:span text:style-name="T1">width: 150px;</text:span></text:p>
      <text:p text:style-name="P5"><text:s text:c="4"/><text:span text:style-name="T1">height: auto;</text:span></text:p>
      <text:p text:style-name="P5"><text:s text:c="4"/><text:span text:style-name="T1">border-radius: 50%;</text:span></text:p>
      <text:p text:style-name="P5"><text:s text:c="4"/><text:span text:style-name="T1">border: 4px solid #D870DB;</text:span></text:p>
      <text:p text:style-name="P4">}</text:p>
      <text:p text:style-name="P6"/>
      <text:p text:style-name="P4">.name-text {</text:p>
      <text:p text:style-name="P5"><text:s text:c="4"/><text:span text:style-name="T1">font-family: 'Oswald', sans-serif;</text:span></text:p>
      <text:p text:style-name="P5"><text:s text:c="4"/><text:span text:style-name="T1">font-size: 21px;</text:span></text:p>
      <text:p text:style-name="P5"><text:s text:c="4"/><text:span text:style-name="T1">margin-top: 15px;</text:span></text:p>
      <text:p text:style-name="P4">}</text:p>
      <text:p text:style-name="P6"/>
      <text:p text:style-name="P4">.profile-text {</text:p>
      <text:p text:style-name="P5"><text:s text:c="4"/><text:span text:style-name="T1">font-family: 'Oswald', sans-serif;</text:span></text:p>
      <text:p text:style-name="P5"><text:s text:c="4"/><text:span text:style-name="T1">font-size: 17px;</text:span></text:p>
      <text:p text:style-name="P5"><text:s text:c="4"/><text:span text:style-name="T1">text-align: center;</text:span></text:p>
      <text:p text:style-name="P5"><text:s text:c="4"/><text:span text:style-name="T1">width: 80%;</text:span></text:p>
      <text:p text:style-name="P5"><text:s text:c="4"/><text:span text:style-name="T1">margin-top: 10px;</text:span></text:p>
      <text:p text:style-name="P4">}</text:p>
      <text:p text:style-name="P6"/>
      <text:p text:style-name="P4">.profile-button {</text:p>
      <text:p text:style-name="P5"><text:s text:c="4"/><text:span text:style-name="T1">width: 150px;</text:span></text:p>
      <text:p text:style-name="P5"><text:s text:c="4"/><text:span text:style-name="T1">height: 50px;</text:span></text:p>
      <text:p text:style-name="P5"><text:s text:c="4"/><text:span text:style-name="T1">border-radius: 15px;</text:span></text:p>
      <text:p text:style-name="P5"><text:s text:c="4"/><text:span text:style-name="T1">border: none;</text:span></text:p>
      <text:p text:style-name="P5"><text:s text:c="4"/><text:span text:style-name="T1">background-color: #D870DB;</text:span></text:p>
      <text:p text:style-name="P5"><text:s text:c="4"/><text:span text:style-name="T1">color: #fff;</text:span></text:p>
      <text:p text:style-name="P5"><text:s text:c="4"/><text:span text:style-name="T1">font-family: 'Oswald', sans-serif;</text:span></text:p>
      <text:p text:style-name="P5"><text:s text:c="4"/><text:span text:style-name="T1">margin-top: 35px;</text:span></text:p>
      <text:p text:style-name="P5"><text:s text:c="4"/><text:span text:style-name="T1">cursor: pointer;</text:span></text:p>
      <text:p text:style-name="P4">}</text:p>
      <text:p text:style-name="P6"/>
      <text:p text:style-name="P4">.divider {</text:p>
      <text:p text:style-name="P5"><text:s text:c="4"/><text:span text:style-name="T1">width: 100%;</text:span></text:p>
      <text:p text:style-name="P5"><text:s text:c="4"/><text:span text:style-name="T1">border-top: .5px solid #bfbfbf;</text:span></text:p>
      <text:p text:style-name="P5"><text:s text:c="4"/><text:span text:style-name="T1">margin: 20px 0;</text:span></text:p>
      <text:p text:style-name="P4">}</text:p>
      <text:p text:style-name="P6"/>
      <text:p text:style-name="P4">.icons-container {</text:p>
      <text:p text:style-name="P5"><text:s text:c="4"/><text:span text:style-name="T1">display: flex;</text:span></text:p>
      <text:p text:style-name="P5"><text:s text:c="4"/><text:span text:style-name="T1">width: 100%;</text:span></text:p>
      <text:p text:style-name="P5"><text:s text:c="4"/><text:span text:style-name="T1">justify-content: space-around;</text:span></text:p>
      <text:p text:style-name="P4">}</text:p>
      <text:p text:style-name="P6"/>
      <text:p text:style-name="P4">.icon-item {</text:p>
      <text:p text:style-name="P5"><text:s text:c="4"/><text:span text:style-name="T1">width: 80px;</text:span></text:p>
      <text:p text:style-name="P5"><text:s text:c="4"/><text:span text:style-name="T1">height: auto;</text:span></text:p>
      <text:p text:style-name="P4">}</text:p>
      <text:p text:style-name="P6"/>
      <text:p text:style-name="P4">.profile-sinopse {</text:p>
      <text:p text:style-name="P5"><text:s text:c="4"/><text:span text:style-name="T1">width: 430px;</text:span></text:p>
      <text:p text:style-name="P5"><text:s text:c="4"/><text:span text:style-name="T1">font-family: 'Oswald', sans-serif;</text:span></text:p>
      <text:p text:style-name="P5"><text:s text:c="4"/><text:span text:style-name="T1">color: #fff;</text:span></text:p>
      <text:p text:style-name="P5"><text:s text:c="4"/><text:span text:style-name="T1">font-size: 17px;</text:span></text:p>
      <text:p text:style-name="P4"><text:soft-page-break/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.project-container {</text:p>
      <text:p text:style-name="P5"><text:s text:c="4"/><text:span text:style-name="T1">width: 100%;</text:span></text:p>
      <text:p text:style-name="P5"><text:s text:c="4"/><text:span text:style-name="T1">height: 100%;</text:span></text:p>
      <text:p text:style-name="P5"><text:s text:c="4"/><text:span text:style-name="T1">display: flex;</text:span></text:p>
      <text:p text:style-name="P5"><text:s text:c="4"/><text:span text:style-name="T1">justify-content: center;</text:span></text:p>
      <text:p text:style-name="P5"><text:s text:c="4"/><text:span text:style-name="T1">align-items: center;</text:span></text:p>
      <text:p text:style-name="P5"><text:s text:c="4"/><text:span text:style-name="T1">background-image: url('./projectbg.jpg');</text:span></text:p>
      <text:p text:style-name="P5"><text:s text:c="4"/><text:span text:style-name="T1">background-attachment: fixed;</text:span></text:p>
      <text:p text:style-name="P5"><text:s text:c="4"/><text:span text:style-name="T1">background-position: center;</text:span></text:p>
      <text:p text:style-name="P5"><text:s text:c="4"/><text:span text:style-name="T1">background-repeat: no-repeat;</text:span></text:p>
      <text:p text:style-name="P5"><text:s text:c="4"/><text:span text:style-name="T1">background-size: cover;</text:span></text:p>
      <text:p text:style-name="P4">}</text:p>
      <text:p text:style-name="P6"/>
      <text:p text:style-name="P4">.project-content {</text:p>
      <text:p text:style-name="P5"><text:s text:c="4"/><text:span text:style-name="T1">width: 75%;</text:span></text:p>
      <text:p text:style-name="P5"><text:s text:c="4"/><text:span text:style-name="T1">height: 80%;</text:span></text:p>
      <text:p text:style-name="P5"><text:s text:c="4"/><text:span text:style-name="T1">display: grid;</text:span></text:p>
      <text:p text:style-name="P5"><text:s text:c="4"/><text:span text:style-name="T1">grid-template-rows: repeat(1fr, 3);</text:span></text:p>
      <text:p text:style-name="P4">}</text:p>
      <text:p text:style-name="P6"/>
      <text:p text:style-name="P4">.position-container {</text:p>
      <text:p text:style-name="P5"><text:s text:c="4"/><text:span text:style-name="T1">width: 100%;</text:span></text:p>
      <text:p text:style-name="P5"><text:s text:c="4"/><text:span text:style-name="T1">display: flex;</text:span></text:p>
      <text:p text:style-name="P4">}</text:p>
      <text:p text:style-name="P6"/>
      <text:p text:style-name="P4">.right {</text:p>
      <text:p text:style-name="P5"><text:s text:c="4"/><text:span text:style-name="T1">justify-content: flex-end;</text:span></text:p>
      <text:p text:style-name="P4">}</text:p>
      <text:p text:style-name="P6"/>
      <text:p text:style-name="P4">.left {</text:p>
      <text:p text:style-name="P5"><text:s text:c="4"/><text:span text:style-name="T1">justify-content: flex-start;</text:span></text:p>
      <text:p text:style-name="P4">}</text:p>
      <text:p text:style-name="P6"/>
      <text:p text:style-name="P4">.project-card {</text:p>
      <text:p text:style-name="P5"><text:s text:c="4"/><text:span text:style-name="T1">width: 700px;</text:span></text:p>
      <text:p text:style-name="P5"><text:s text:c="4"/><text:span text:style-name="T1">height: 200px;</text:span></text:p>
      <text:p text:style-name="P5"><text:s text:c="4"/><text:span text:style-name="T1">background-color: black;</text:span></text:p>
      <text:p text:style-name="P5"><text:s text:c="4"/><text:span text:style-name="T1">box-shadow: 10px 10px 5px black;</text:span></text:p>
      <text:p text:style-name="P5"><text:s text:c="4"/><text:span text:style-name="T1">border-radius: 8px;</text:span></text:p>
      <text:p text:style-name="P5"><text:s text:c="4"/><text:span text:style-name="T1">display: flex;</text:span></text:p>
      <text:p text:style-name="P5"><text:s text:c="4"/><text:span text:style-name="T1">align-items: center;</text:span></text:p>
      <text:p text:style-name="P4">}</text:p>
      <text:p text:style-name="P6"/>
      <text:p text:style-name="P4">.card-reverse {</text:p>
      <text:p text:style-name="P5"><text:s text:c="4"/><text:span text:style-name="T1">flex-direction: row-reverse;</text:span></text:p>
      <text:p text:style-name="P4">}</text:p>
      <text:p text:style-name="P6"/>
      <text:p text:style-name="P4">.project-image {</text:p>
      <text:p text:style-name="P5"><text:s text:c="4"/><text:span text:style-name="T1">width: 350px;</text:span></text:p>
      <text:p text:style-name="P5"><text:s text:c="4"/><text:span text:style-name="T1">height: auto;</text:span></text:p>
      <text:p text:style-name="P5"><text:s text:c="4"/><text:span text:style-name="T1">position: relative;</text:span></text:p>
      <text:p text:style-name="P5"><text:soft-page-break/><text:s text:c="4"/><text:span text:style-name="T1">border-radius: 8px;</text:span></text:p>
      <text:p text:style-name="P5"><text:s text:c="4"/><text:span text:style-name="T1">right: 20px;</text:span></text:p>
      <text:p text:style-name="P5"><text:s text:c="4"/><text:span text:style-name="T1">top: 40px;</text:span></text:p>
      <text:p text:style-name="P4">}</text:p>
      <text:p text:style-name="P6"/>
      <text:p text:style-name="P4">.image-reverse {</text:p>
      <text:p text:style-name="P5"><text:s text:c="4"/><text:span text:style-name="T1">left: 20px;</text:span></text:p>
      <text:p text:style-name="P4">}</text:p>
      <text:p text:style-name="P6"/>
      <text:p text:style-name="P4">.project-text {</text:p>
      <text:p text:style-name="P5"><text:s text:c="4"/><text:span text:style-name="T1">color: white;</text:span></text:p>
      <text:p text:style-name="P5"><text:s text:c="4"/><text:span text:style-name="T1">font-family: 'Oswald', sans-serif;</text:span></text:p>
      <text:p text:style-name="P4">}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" svg:font-family="'Courier New', Courier, monospace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8-31T20:38:13.755000000</meta:creation-date>
    <dc:date>2023-09-03T10:26:28.272000000</dc:date>
    <meta:editing-duration>P2DT13H48M19S</meta:editing-duration>
    <meta:editing-cycles>5</meta:editing-cycles>
    <meta:generator>LibreOffice/6.4.4.2$Windows_X86_64 LibreOffice_project/3d775be2011f3886db32dfd395a6a6d1ca2630ff</meta:generator>
    <meta:document-statistic meta:table-count="0" meta:image-count="0" meta:object-count="0" meta:page-count="8" meta:paragraph-count="322" meta:word-count="982" meta:character-count="10119" meta:non-whitespace-character-count="7128"/>
  </office:meta>
</office:document-meta>
</file>